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0.5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0.535cm"/>
    </style:style>
    <style:style style:name="gr5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6" style:family="graphic" style:parent-style-name="objectwithoutfill">
      <style:graphic-properties draw:marker-end="Short_20_line_20_Arrow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P3" style:family="paragraph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1" style:family="text"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T2" style:family="text">
      <style:text-properties fo:font-family="'Times New Roman'" style:font-style-name="Italic" style:font-family-generic="roman" style:font-pitch="variable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889cm" svg:height="0.889cm" svg:x="5.258cm" svg:y="6.229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889cm" svg:height="0.889cm" svg:x="7.058cm" svg:y="6.229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889cm" svg:height="0.889cm" svg:x="6.158cm" svg:y="8.029cm">
          <text:p text:style-name="P1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702cm" svg:y1="7.118cm" svg:x2="6.602cm" svg:y2="8.029cm" draw:start-shape="id1" draw:start-glue-point="8" draw:end-shape="id2" draw:end-glue-point="4" svg:d="M5702 7118l900 911">
          <text:p/>
        </draw:connector>
        <draw:connector draw:style-name="gr2" draw:text-style-name="P1" draw:layer="layout" draw:type="line" svg:x1="7.502cm" svg:y1="7.118cm" svg:x2="6.602cm" svg:y2="8.029cm" draw:start-shape="id3" draw:start-glue-point="8" draw:end-shape="id2" draw:end-glue-point="4" svg:d="M7502 7118l-900 911">
          <text:p/>
        </draw:connector>
        <draw:custom-shape draw:style-name="gr1" draw:text-style-name="P2" xml:id="id4" draw:id="id4" draw:layer="layout" svg:width="0.889cm" svg:height="0.889cm" svg:x="8.858cm" svg:y="6.229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0.889cm" svg:height="0.889cm" svg:x="10.658cm" svg:y="6.229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0.889cm" svg:height="0.889cm" svg:x="9.758cm" svg:y="8.029cm">
          <text:p text:style-name="P1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01cm" svg:height="0.772cm" svg:x="6.131cm" svg:y="10.591cm">
          <draw:text-box>
            <text:p><text:span text:style-name="T2">(a)</text:span></text:p>
          </draw:text-box>
        </draw:frame>
        <draw:frame draw:style-name="gr4" draw:text-style-name="P3" draw:layer="layout" svg:width="1.035cm" svg:height="0.772cm" svg:x="9.731cm" svg:y="10.591cm">
          <draw:text-box>
            <text:p><text:span text:style-name="T2">(b)</text:span></text:p>
          </draw:text-box>
        </draw:frame>
        <draw:connector draw:style-name="gr5" draw:text-style-name="P1" draw:layer="layout" draw:type="line" svg:x1="9.302cm" svg:y1="7.118cm" svg:x2="10.202cm" svg:y2="8.029cm" draw:start-shape="id4" draw:start-glue-point="8" draw:end-shape="id5" draw:end-glue-point="4" svg:d="M9302 7118l900 911">
          <text:p/>
        </draw:connector>
        <draw:connector draw:style-name="gr5" draw:text-style-name="P1" draw:layer="layout" draw:type="line" svg:x1="11.102cm" svg:y1="7.118cm" svg:x2="10.202cm" svg:y2="8.029cm" draw:start-shape="id6" draw:start-glue-point="8" draw:end-shape="id5" draw:end-glue-point="4" svg:d="M11102 7118l-900 911">
          <text:p/>
        </draw:connector>
        <draw:custom-shape draw:style-name="gr1" draw:text-style-name="P2" xml:id="id7" draw:id="id7" draw:layer="layout" svg:width="0.889cm" svg:height="0.889cm" svg:x="6.158cm" svg:y="9.829cm">
          <text:p text:style-name="P2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0.889cm" svg:height="0.889cm" svg:x="9.758cm" svg:y="9.829cm">
          <text:p text:style-name="P2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602cm" svg:y1="8.918cm" svg:x2="6.602cm" svg:y2="9.829cm" draw:start-shape="id2" draw:start-glue-point="8" draw:end-shape="id7" draw:end-glue-point="4" svg:d="M6602 8918v911">
          <text:p/>
        </draw:connector>
        <draw:connector draw:style-name="gr2" draw:text-style-name="P1" draw:layer="layout" draw:type="line" svg:x1="10.202cm" svg:y1="8.918cm" svg:x2="10.202cm" svg:y2="9.829cm" draw:start-shape="id5" draw:start-glue-point="8" draw:end-shape="id8" draw:end-glue-point="4" svg:d="M10202 8918v911">
          <text:p/>
        </draw:connector>
        <draw:custom-shape draw:style-name="gr1" draw:text-style-name="P2" xml:id="id9" draw:id="id9" draw:layer="layout" svg:width="0.889cm" svg:height="0.889cm" svg:x="7.058cm" svg:y="11.528cm">
          <text:p text:style-name="P2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0.889cm" svg:height="0.889cm" svg:x="8.858cm" svg:y="11.528cm">
          <text:p text:style-name="P2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0.889cm" svg:height="0.889cm" svg:x="7.958cm" svg:y="13.328cm">
          <text:p text:style-name="P2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7.502cm" svg:y1="12.417cm" svg:x2="8.402cm" svg:y2="13.328cm" draw:start-shape="id9" draw:start-glue-point="8" draw:end-shape="id10" draw:end-glue-point="4" svg:d="M7502 12417l900 911">
          <text:p/>
        </draw:connector>
        <draw:connector draw:style-name="gr6" draw:text-style-name="P1" draw:layer="layout" draw:type="line" svg:x1="9.302cm" svg:y1="12.417cm" svg:x2="8.402cm" svg:y2="13.328cm" draw:start-shape="id11" draw:start-glue-point="8" draw:end-shape="id10" draw:end-glue-point="4" svg:d="M9302 12417l-900 911">
          <text:p/>
        </draw:connector>
        <draw:frame draw:style-name="gr3" draw:text-style-name="P3" draw:layer="layout" svg:width="1.01cm" svg:height="0.772cm" svg:x="7.931cm" svg:y="15.89cm">
          <draw:text-box>
            <text:p><text:span text:style-name="T2">(c)</text:span></text:p>
          </draw:text-box>
        </draw:frame>
        <draw:custom-shape draw:style-name="gr1" draw:text-style-name="P2" xml:id="id12" draw:id="id12" draw:layer="layout" svg:width="0.889cm" svg:height="0.889cm" svg:x="7.958cm" svg:y="15.128cm">
          <text:p text:style-name="P2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8.402cm" svg:y1="14.217cm" svg:x2="8.402cm" svg:y2="15.128cm" draw:start-shape="id10" draw:start-glue-point="8" draw:end-shape="id12" draw:end-glue-point="4" svg:d="M8402 14217v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8-07-20T12:21:30.25</meta:creation-date>
    <dc:date>2020-09-06T20:01:36.59</dc:date>
    <dc:creator>Loc Nguyen</dc:creator>
    <meta:editing-duration>PT53M36S</meta:editing-duration>
    <meta:editing-cycles>12</meta:editing-cycles>
    <meta:generator>OpenOffice/4.1.2$Win32 OpenOffice.org_project/412m3$Build-9782</meta:generator>
    <meta:document-statistic meta:object-count="24"/>
  </office:meta>
</office:document-meta>
</file>